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fill-color="#ffff66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38cm" draw:marker-end-width="0.38cm" draw:fill-color="#94bd5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38cm" draw:marker-end-width="0.38cm" draw:fill-color="#eb613d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ingleton" draw:style-name="dp1" draw:master-page-name="Default">
        <draw:rect draw:style-name="gr1" draw:text-style-name="P1" draw:layer="layout" svg:width="21cm" svg:height="12cm" svg:x="2cm" svg:y="2cm">
          <text:p/>
        </draw:rect>
        <draw:rect draw:style-name="gr2" draw:text-style-name="P2" draw:layer="layout" svg:width="21cm" svg:height="2cm" svg:x="2cm" svg:y="2cm">
          <text:p text:style-name="P2"><text:span text:style-name="T1">En-tête</text:span></text:p>
        </draw:rect>
        <draw:rect draw:style-name="gr3" draw:text-style-name="P2" draw:layer="layout" svg:width="5cm" svg:height="9cm" svg:x="2cm" svg:y="4cm">
          <text:p text:style-name="P2"><text:span text:style-name="T1">Contacts</text:span></text:p>
        </draw:rect>
        <draw:rect draw:style-name="gr4" draw:text-style-name="P2" draw:layer="layout" svg:width="21cm" svg:height="1cm" svg:x="2cm" svg:y="13cm">
          <text:p text:style-name="P2"><text:span text:style-name="T1">Pied de page</text:span></text:p>
        </draw:rect>
        <draw:rect draw:style-name="gr5" draw:text-style-name="P2" draw:layer="layout" svg:width="16cm" svg:height="9cm" svg:x="7cm" svg:y="4cm">
          <text:p text:style-name="P2"><text:span text:style-name="T1">Conversat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H56M50S</meta:editing-duration>
    <meta:editing-cycles>105</meta:editing-cycles>
    <meta:generator>OpenOffice.org/3.3$Win32 OpenOffice.org_project/330m20$Build-9567</meta:generator>
    <dc:date>2013-03-02T23:52:32.24</dc:date>
    <meta:document-statistic meta:object-count="5"/>
  </office:meta>
</office:document-meta>
</file>